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49bf"/>
    </style:style>
    <style:style style:name="P2" style:family="paragraph" style:parent-style-name="Standard">
      <style:text-properties officeooo:rsid="001349bf" officeooo:paragraph-rsid="001349bf"/>
    </style:style>
    <style:style style:name="P3" style:family="paragraph" style:parent-style-name="Standard">
      <style:text-properties officeooo:rsid="001349bf" officeooo:paragraph-rsid="001349bf"/>
    </style:style>
    <style:style style:name="P4" style:family="paragraph" style:parent-style-name="Standard">
      <style:text-properties officeooo:rsid="001850af" officeooo:paragraph-rsid="001850af"/>
    </style:style>
    <style:style style:name="T1" style:family="text">
      <style:text-properties officeooo:rsid="0014af9a"/>
    </style:style>
    <style:style style:name="T2" style:family="text">
      <style:text-properties officeooo:rsid="00166228"/>
    </style:style>
    <style:style style:name="T3" style:family="text">
      <style:text-properties officeooo:rsid="001850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Quickly now into the car, we don't want to spend all morning on the roads”, the children had just been picked up from school and it was the start of the summer holidays. <text:s/>“We'll pick up <text:s/>mummy on the way, are your bags fully packed”.</text:p>
      <text:p text:style-name="P2">“I think so, what do I need?” <text:span text:style-name="T1">Jo was carrying her bag out the front door and placing it on the pavement just outside the gate.</text:span></text:p>
      <text:p text:style-name="P2">“<text:span text:style-name="T1">As long as you've got a few changes of clothes we'll be fine, you have packed knickers haven't you”</text:span></text:p>
      <text:p text:style-name="P2">“<text:span text:style-name="T1">Yes”<text:line-break/>“You'll want your sandals won't you”</text:span></text:p>
      <text:p text:style-name="P2">“<text:span text:style-name="T1">Oh yeah” she ran back into the house.</text:span></text:p>
      <text:p text:style-name="P2">“<text:span text:style-name="T1">And you may want a mask and snorkle”</text:span></text:p>
      <text:p text:style-name="P2">“<text:span text:style-name="T1">Liz can you bring down my sandals, they're in the top section of my wardrobe” Jo called up the stairs to her sister who was still making quite a bit of noise throwing things into her bag.</text:span></text:p>
      <text:p text:style-name="P2">“<text:span text:style-name="T2">Uhh, No! Get them yourself, I can't find my purple swimsuit, have you taken it?” </text:span></text:p>
      <text:p text:style-name="P2">“<text:span text:style-name="T2">No, I'm coming up, you've probably not looked properly”</text:span></text:p>
      <text:p text:style-name="P2">“<text:span text:style-name="T3">Dad have you got Mum's list – you know she'll want everything ticked off” <text:s/>Jo called out as she ran up the stairs.</text:span></text:p>
      <text:p text:style-name="P2">“<text:span text:style-name="T3">Ooh you little life saver, good call” I ran up to our bedroom where a fully itemised list of things to do and pack just before we left the house all ready written up in blue pen. <text:s/>A red pen placed next to it so I could tick them off one by one. <text:s/>Sometimes it was a bit of a pain to be so organised, but sometimes it was a blessing. <text:s/>As I worked my way through the list I was reminded to pick up the print out tickets for the train. <text:s/>It would probably have been fine to rely on our phones, but the paper printout seemed a little more certain, besides the passports had been put next to the printer as well, and without those, we wouldn't have been going very far at all.</text:span></text:p>
      <text:p text:style-name="P4">“Are we ready to go then”</text:p>
      <text:p text:style-name="P4">“No I've still not found my swimsuit”</text:p>
      <text:p text:style-name="P4">“I have, sorry Liz, I must have borrowed it and put it in my drawer. <text:s/>Are you bringing both bags?” Liz appeared from her bedrrom with two large suitcases. <text:s/></text:p>
      <text:p text:style-name="P4">“You're tak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 Curati</meta:initial-creator>
    <meta:creation-date>2015-06-12T06:31:22.863859057</meta:creation-date>
    <dc:date>2016-03-27T19:35:13.038910918</dc:date>
    <dc:creator>Pete Curati</dc:creator>
    <meta:editing-duration>PT15M28S</meta:editing-duration>
    <meta:editing-cycles>4</meta:editing-cycles>
    <meta:generator>LibreOffice/4.2.8.2$Linux_x86 LibreOffice_project/420m0$Build-2</meta:generator>
    <meta:document-statistic meta:table-count="0" meta:image-count="0" meta:object-count="0" meta:page-count="1" meta:paragraph-count="15" meta:word-count="376" meta:character-count="1921" meta:non-whitespace-character-count="1547"/>
  </office:meta>
</office:document-meta>
</file>